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fo:font-size="24pt" fo:font-weight="bold" officeooo:rsid="00066fac" officeooo:paragraph-rsid="00066fac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loext:opacity="100%" fo:font-size="24pt" fo:font-weight="bold" officeooo:rsid="0007f874" officeooo:paragraph-rsid="0007f874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loext:opacity="100%" fo:font-size="24pt" fo:font-weight="bold" officeooo:rsid="0009c7cf" officeooo:paragraph-rsid="0009c7cf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loext:opacity="100%" fo:font-size="24pt" fo:font-weight="bold" officeooo:rsid="0009c7cf" officeooo:paragraph-rsid="000b4065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loext:opacity="100%" fo:font-size="24pt" fo:font-weight="bold" officeooo:rsid="0009c7cf" officeooo:paragraph-rsid="000cf73d" style:font-size-asian="24pt" style:font-weight-asian="bold" style:font-size-complex="24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loext:opacity="100%" fo:font-size="24pt" fo:font-weight="bold" officeooo:rsid="000b4065" officeooo:paragraph-rsid="000b4065" style:font-size-asian="24pt" style:font-weight-asian="bold" style:font-size-complex="24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loext:opacity="100%" fo:font-size="24pt" fo:font-weight="bold" officeooo:rsid="000b4065" officeooo:paragraph-rsid="000cf73d" style:font-size-asian="24pt" style:font-weight-asian="bold" style:font-size-complex="24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loext:opacity="100%" fo:font-size="24pt" fo:font-weight="bold" officeooo:rsid="000f2239" officeooo:paragraph-rsid="000f2239" style:font-size-asian="24pt" style:font-weight-asian="bold" style:font-size-complex="24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a933" loext:opacity="100%" fo:font-size="24pt" fo:font-weight="bold" officeooo:rsid="0009c7cf" officeooo:paragraph-rsid="0009c7cf" style:font-size-asian="24pt" style:font-weight-asian="bold" style:font-size-complex="24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a933" loext:opacity="100%" fo:font-size="24pt" fo:font-weight="bold" officeooo:rsid="0009c7cf" officeooo:paragraph-rsid="000b4065" style:font-size-asian="24pt" style:font-weight-asian="bold" style:font-size-complex="24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a933" loext:opacity="100%" fo:font-size="24pt" fo:font-weight="bold" officeooo:rsid="0009c7cf" officeooo:paragraph-rsid="000cf73d" style:font-size-asian="24pt" style:font-weight-asian="bold" style:font-size-complex="24pt" style:font-weight-complex="bold"/>
    </style:style>
    <style:style style:name="T1" style:family="text">
      <style:text-properties officeooo:rsid="000b4065"/>
    </style:style>
    <style:style style:name="T2" style:family="text">
      <style:text-properties officeooo:rsid="000cf73d"/>
    </style:style>
    <style:style style:name="T3" style:family="text">
      <style:text-properties officeooo:rsid="000f223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figuration du proticol VTP</text:p>
      <text:p text:style-name="P1"/>
      <text:p text:style-name="P2">show vtp status → voir la config vtp</text:p>
      <text:p text:style-name="P2"/>
      <text:p text:style-name="P9">Configuration du server VTP :</text:p>
      <text:p text:style-name="P9"/>
      <text:p text:style-name="P3">vtp mode server</text:p>
      <text:p text:style-name="P3">vtp version 2</text:p>
      <text:p text:style-name="P3">vtp domain nom_domain</text:p>
      <text:p text:style-name="P3">vtp password mot_de_passe</text:p>
      <text:p text:style-name="P3">creation des vlan’s(vlan …….)</text:p>
      <text:p text:style-name="P3">configurer les ports <text:span text:style-name="T1">entrent les switchs en mode trunk.</text:span></text:p>
      <text:p text:style-name="P3"/>
      <text:p text:style-name="P10">Configuration du <text:span text:style-name="T1">Cl</text:span><text:span text:style-name="T3">i</text:span><text:span text:style-name="T1">ent</text:span> VTP :</text:p>
      <text:p text:style-name="P3"/>
      <text:p text:style-name="P6">vtp mode client</text:p>
      <text:p text:style-name="P4">vtp version 2</text:p>
      <text:p text:style-name="P4">vtp domain nom_domain</text:p>
      <text:p text:style-name="P5">vtp password mot_de_passe</text:p>
      <text:p text:style-name="P5"/>
      <text:p text:style-name="P11">Configuration du <text:span text:style-name="T1">Cl</text:span><text:span text:style-name="T3">i</text:span><text:span text:style-name="T1">ent</text:span> VTP :</text:p>
      <text:p text:style-name="P11"/>
      <text:p text:style-name="P7">vtp mode <text:span text:style-name="T2">transparent</text:span></text:p>
      <text:p text:style-name="P5">vtp version 2</text:p>
      <text:p text:style-name="P5">vtp domain nom_domain</text:p>
      <text:p text:style-name="P5"><text:soft-page-break/>vtp password mot_de_passe</text:p>
      <text:p text:style-name="P5"/>
      <text:p text:style-name="P8">int fa0/1</text:p>
      <text:p text:style-name="P8">switchport mode trunk</text:p>
      <text:p text:style-name="P8">end</text:p>
      <text:p text:style-name="P8">wr</text:p>
      <text:p text:style-name="P8"/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3T19:09:34.739698973</meta:creation-date>
    <dc:date>2026-03-24T16:37:16.578840819</dc:date>
    <meta:editing-duration>PT4H30M8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2" meta:paragraph-count="23" meta:word-count="83" meta:character-count="498" meta:non-whitespace-character-count="438"/>
  </office:meta>
</office:document-meta>
</file>